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PropertiesFilesOverriddenByInlinedPropertiesTestPropertySourceTests.verifyPropertiesAreAvailableIn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PropertiesFilesOverriddenByInlinedPropertiesTestPropertySourceTests.verifyExtendedPropertiesAreAvailableIn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